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e16" officeooo:paragraph-rsid="00147e16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47e16" officeooo:paragraph-rsid="00147e16" fo:background-color="#1f1f1f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70fac" officeooo:paragraph-rsid="00170fac" fo:background-color="#1f1f1f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8752e" officeooo:paragraph-rsid="0018752e" fo:background-color="#1f1f1f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9d120" officeooo:paragraph-rsid="0019d120" fo:background-color="#1f1f1f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af28d" officeooo:paragraph-rsid="001af28d" fo:background-color="#1f1f1f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b2fc6" officeooo:paragraph-rsid="001b2fc6" fo:background-color="#1f1f1f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cdeb9" officeooo:paragraph-rsid="001cdeb9" fo:background-color="#1f1f1f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d01e9" officeooo:paragraph-rsid="001d01e9" fo:background-color="#1f1f1f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e2bde" officeooo:paragraph-rsid="001e2bde" fo:background-color="#1f1f1f"/>
    </style:style>
    <style:style style:name="P12" style:family="paragraph" style:parent-style-name="Standard">
      <style:paragraph-properties style:line-height-at-least="0.198in"/>
      <style:text-properties fo:color="#cccccc" loext:opacity="100%" fo:background-color="#1f1f1f" style:font-name-complex="Droid Sans Mono" style:font-size-complex="10.5pt" style:font-weight-complex="normal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e9991" officeooo:paragraph-rsid="001e9991" fo:background-color="#1f1f1f"/>
    </style:style>
    <style:style style:name="T1" style:family="text">
      <style:text-properties officeooo:rsid="00147e16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f44747" loext:opacity="100%"/>
    </style:style>
    <style:style style:name="T6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tml day 2 code:</text:span></text:p>
      <text:p text:style-name="P3"><text:span text:style-name="T2">&lt;!</text:span><text:span text:style-name="T3">DOCTYPE</text:span> <text:span text:style-name="T4">html</text:span><text:span text:style-name="T2">&gt;</text:span></text:p>
      <text:p text:style-name="P2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Cobra Sent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<text:span text:style-name="T2">&lt;</text:span><text:span text:style-name="T3">h1</text:span> <text:span text:style-name="T5">align</text:span>=<text:span text:style-name="T6">"left"</text:span><text:span text:style-name="T2">&gt;</text:span>Imran<text:span text:style-name="T2">&lt;/</text:span><text:span text:style-name="T3">h1</text:span><text:span text:style-name="T2">&gt;&lt;</text:span><text:span text:style-name="T3">hr\</text:span><text:span text:style-name="T2">&gt;</text:span></text:p>
      <text:p text:style-name="P2"><text:span text:style-name="T2">&lt;</text:span><text:span text:style-name="T3">h2</text:span> <text:span text:style-name="T5">align</text:span>=<text:span text:style-name="T6">"right"</text:span><text:span text:style-name="T2">&gt;</text:span>Hasan<text:span text:style-name="T2">&lt;/</text:span><text:span text:style-name="T3">h2</text:span><text:span text:style-name="T2">&gt;&lt;</text:span><text:span text:style-name="T3">hr\</text:span><text:span text:style-name="T2">&gt;</text:span></text:p>
      <text:p text:style-name="P2"><text:span text:style-name="T2">&lt;</text:span><text:span text:style-name="T3">h3</text:span> <text:span text:style-name="T5">align</text:span>=<text:span text:style-name="T6">"center"</text:span><text:span text:style-name="T2">&gt;</text:span>Talukdar<text:span text:style-name="T2">&lt;/</text:span><text:span text:style-name="T3">h3</text:span><text:span text:style-name="T2">&gt;&lt;</text:span><text:span text:style-name="T3">hr\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2"/>
      <text:p text:style-name="P4">2;</text:p>
      <text:p text:style-name="P4"><text:span text:style-name="T2">&lt;!</text:span><text:span text:style-name="T3">DOCTYPE</text:span> <text:span text:style-name="T4">html</text:span><text:span text:style-name="T2">&gt;</text:span></text:p>
      <text:p text:style-name="P2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Cobra Sent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<text:span text:style-name="T2">&lt;</text:span><text:span text:style-name="T3">h1</text:span> <text:span text:style-name="T5">align</text:span>=<text:span text:style-name="T6">"center"</text:span><text:span text:style-name="T2">&gt;</text:span>Imran<text:span text:style-name="T2">&lt;/</text:span><text:span text:style-name="T3">h1</text:span><text:span text:style-name="T2">&gt;&lt;</text:span><text:span text:style-name="T3">hr\</text:span><text:span text:style-name="T2">&gt;</text:span></text:p>
      <text:p text:style-name="P2"><text:span text:style-name="T2">&lt;</text:span><text:span text:style-name="T3">p</text:span><text:span text:style-name="T2">&gt;</text:span>I am imran hasan .i am from dhaka bangladesh.i am 21 years old.i admite my self in prime university dhaka.<text:span text:style-name="T2">&lt;/</text:span><text:span text:style-name="T3">p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2"/>
      <text:p text:style-name="P5">3</text:p>
      <text:p text:style-name="P5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UFFF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 <text:span text:style-name="T4">style</text:span>=<text:span text:style-name="T6">"background-color:blueviolet"</text:span><text:span text:style-name="T2">&gt;</text:span></text:p>
      <text:p text:style-name="P2"><text:span text:style-name="T2">&lt;</text:span><text:span text:style-name="T3">h1</text:span> <text:span text:style-name="T5">align</text:span>=<text:span text:style-name="T6">"center"</text:span> <text:span text:style-name="T4">style</text:span>=<text:span text:style-name="T6">"text=align;color:brown"</text:span><text:span text:style-name="T2">&gt;</text:span>MY Allah will help<text:span text:style-name="T2">&lt;/</text:span><text:span text:style-name="T3">h1</text:span><text:span text:style-name="T2">&gt;</text:span></text:p>
      <text:p text:style-name="P2"><text:span text:style-name="T2">&lt;</text:span><text:span text:style-name="T3">img</text:span> <text:span text:style-name="T4">src</text:span>=<text:span text:style-name="T6">"html5.gif"</text:span> <text:span text:style-name="T4">alt</text:span>=<text:span text:style-name="T6">"HTML5 Icon"</text:span> <text:span text:style-name="T4">width</text:span>=<text:span text:style-name="T6">"128"</text:span> <text:span text:style-name="T4">height</text:span>=<text:span text:style-name="T6">"128"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5"/>
      <text:p text:style-name="P6">3 teg</text:p>
      <text:p text:style-name="P6"/>
      <text:p text:style-name="P6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Hello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<text:span text:style-name="T2">&lt;</text:span><text:span text:style-name="T3">h</text:span><text:span text:style-name="T2">&gt;</text:span>Imran T<text:span text:style-name="T2">&lt;/</text:span><text:span text:style-name="T3">h</text:span><text:span text:style-name="T2">&gt;&lt;</text:span><text:span text:style-name="T3">br</text:span><text:span text:style-name="T2">/&gt;</text:span></text:p>
      <text:p text:style-name="P2"><text:span text:style-name="T2">&lt;</text:span><text:span text:style-name="T3">u</text:span><text:span text:style-name="T2">&gt;</text:span>Imran T<text:span text:style-name="T2">&lt;/</text:span><text:span text:style-name="T3">u</text:span><text:span text:style-name="T2">&gt;&lt;</text:span><text:span text:style-name="T3">br</text:span><text:span text:style-name="T2">/&gt;</text:span></text:p>
      <text:p text:style-name="P2"><text:span text:style-name="T2">&lt;</text:span><text:span text:style-name="T3">i</text:span><text:span text:style-name="T2">&gt;</text:span>Imran T<text:span text:style-name="T2">&lt;/</text:span><text:span text:style-name="T3">i</text:span><text:span text:style-name="T2">&gt;&lt;</text:span><text:span text:style-name="T3">br</text:span><text:span text:style-name="T2">/&gt;</text:span></text:p>
      <text:p text:style-name="P2"><text:span text:style-name="T2">&lt;</text:span><text:span text:style-name="T5">strike</text:span><text:span text:style-name="T2">&gt;</text:span>Imran T<text:span text:style-name="T2">&lt;/</text:span><text:span text:style-name="T5">strike</text:span><text:span text:style-name="T2">&gt;&lt;</text:span><text:span text:style-name="T3">br</text:span><text:span text:style-name="T2">/&gt;</text:span></text:p>
      <text:p text:style-name="P2">(a+b)<text:span text:style-name="T2">&lt;</text:span><text:span text:style-name="T3">sup</text:span><text:span text:style-name="T2">&gt;</text:span>2<text:span text:style-name="T2">&lt;/</text:span><text:span text:style-name="T3">sup</text:span><text:span text:style-name="T2">&gt;</text:span>=a<text:span text:style-name="T2">&lt;</text:span><text:span text:style-name="T3">sup</text:span><text:span text:style-name="T2">&gt;</text:span>2<text:span text:style-name="T2">&lt;/</text:span><text:span text:style-name="T3">sup</text:span><text:span text:style-name="T2">&gt;</text:span>+ 2ab+b<text:span text:style-name="T2">&lt;</text:span><text:span text:style-name="T3">sup</text:span><text:span text:style-name="T2">&gt;</text:span>2<text:span text:style-name="T2">&lt;/</text:span><text:span text:style-name="T3">sup</text:span><text:span text:style-name="T2">&gt;&lt;</text:span><text:span text:style-name="T3">br</text:span><text:span text:style-name="T2">/&gt;</text:span></text:p>
      <text:p text:style-name="P2">CO<text:span text:style-name="T2">&lt;</text:span><text:span text:style-name="T3">sub</text:span><text:span text:style-name="T2">&gt;</text:span>2<text:span text:style-name="T2">&lt;/</text:span><text:span text:style-name="T3">sub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oft-page-break/><text:span text:style-name="T2">&lt;/</text:span><text:span text:style-name="T3">html</text:span><text:span text:style-name="T2">&gt;</text:span></text:p>
      <text:p text:style-name="P2"/>
      <text:p text:style-name="P7">4 <text:s/>text formate</text:p>
      <text:p text:style-name="P7"/>
      <text:p text:style-name="P7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BvB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<text:span text:style-name="T2">&lt;</text:span><text:span text:style-name="T3">u</text:span><text:span text:style-name="T2">&gt;</text:span>Imran<text:span text:style-name="T2">&lt;/</text:span><text:span text:style-name="T3">u</text:span><text:span text:style-name="T2">&gt;&lt;</text:span><text:span text:style-name="T3">br</text:span><text:span text:style-name="T2">/&gt;</text:span></text:p>
      <text:p text:style-name="P2"><text:span text:style-name="T2">&lt;</text:span><text:span text:style-name="T3">b</text:span><text:span text:style-name="T2">&gt;</text:span>Imran<text:span text:style-name="T2">&lt;/</text:span><text:span text:style-name="T3">b</text:span><text:span text:style-name="T2">&gt;&lt;</text:span><text:span text:style-name="T3">br</text:span> <text:span text:style-name="T2">/&gt;</text:span></text:p>
      <text:p text:style-name="P2"><text:span text:style-name="T2">&lt;</text:span><text:span text:style-name="T3">i</text:span><text:span text:style-name="T2">&gt;</text:span>Imran<text:span text:style-name="T2">&lt;/</text:span><text:span text:style-name="T3">i</text:span><text:span text:style-name="T2">&gt;&lt;</text:span><text:span text:style-name="T3">br</text:span> <text:span text:style-name="T2">/&gt;</text:span></text:p>
      <text:p text:style-name="P2"><text:span text:style-name="T2">&lt;</text:span><text:span text:style-name="T3">u</text:span><text:span text:style-name="T2">&gt;&lt;</text:span><text:span text:style-name="T3">b</text:span><text:span text:style-name="T2">&gt;&lt;</text:span><text:span text:style-name="T3">i</text:span><text:span text:style-name="T2">&gt;&lt;</text:span><text:span text:style-name="T3">del</text:span><text:span text:style-name="T2">&gt;</text:span>Imran<text:span text:style-name="T2">&lt;/</text:span><text:span text:style-name="T3">del</text:span><text:span text:style-name="T2">&gt;&lt;/</text:span><text:span text:style-name="T3">i</text:span><text:span text:style-name="T2">&gt;&lt;/</text:span><text:span text:style-name="T3">b</text:span><text:span text:style-name="T2">&gt;&lt;/</text:span><text:span text:style-name="T3">u</text:span><text:span text:style-name="T2">&gt;&lt;</text:span><text:span text:style-name="T3">br</text:span> <text:span text:style-name="T2">/&gt;</text:span></text:p>
      <text:p text:style-name="P2">LOG<text:span text:style-name="T2">&lt;</text:span><text:span text:style-name="T3">sub</text:span><text:span text:style-name="T2">&gt;</text:span>2<text:span text:style-name="T2">&lt;/</text:span><text:span text:style-name="T3">sub</text:span><text:span text:style-name="T2">&gt;</text:span>n<text:span text:style-name="T2">&lt;</text:span><text:span text:style-name="T3">sup</text:span><text:span text:style-name="T2">&gt;</text:span>3<text:span text:style-name="T2">&lt;/</text:span><text:span text:style-name="T3">sup</text:span><text:span text:style-name="T2">&gt;</text:span></text:p>
      <text:p text:style-name="P2"><text:span text:style-name="T2">&lt;</text:span><text:span text:style-name="T3">del</text:span><text:span text:style-name="T2">&gt;</text:span>Let End The game<text:span text:style-name="T2">&lt;/</text:span><text:span text:style-name="T3">del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2"/>
      <text:p text:style-name="P8">5 bangla</text:p>
      <text:p text:style-name="P8"/>
      <text:p text:style-name="P8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Bangla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12">আমার বাংলা সোনা আমি তোমাকে ভালোবাসি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8"/>
      <text:p text:style-name="P9">6 Entity</text:p>
      <text:p text:style-name="P9"/>
      <text:p text:style-name="P9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title</text:span><text:span text:style-name="T2">&gt;</text:span>BvB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<text:span text:style-name="T2">&lt;</text:span><text:span text:style-name="T3">u</text:span><text:span text:style-name="T2">&gt;</text:span> HI I am <text:span text:style-name="T3">&amp;nbsp;</text:span> Imran <text:span text:style-name="T3">&amp;nbsp;</text:span>Hasan<text:span text:style-name="T2">&lt;/</text:span><text:span text:style-name="T3">u</text:span><text:span text:style-name="T2">&gt;&lt;</text:span><text:span text:style-name="T3">br</text:span><text:span text:style-name="T2">/&gt;</text:span></text:p>
      <text:p text:style-name="P2"><text:span text:style-name="T3">&amp;copy;</text:span>Imran<text:span text:style-name="T2">&lt;</text:span><text:span text:style-name="T3">br</text:span><text:span text:style-name="T2">/&gt;</text:span></text:p>
      <text:p text:style-name="P2"><text:span text:style-name="T3">&amp;lt;</text:span><text:span text:style-name="T2">&lt;</text:span><text:span text:style-name="T3">i</text:span><text:span text:style-name="T2">&gt;</text:span>Imran<text:span text:style-name="T2">&lt;/</text:span><text:span text:style-name="T3">i</text:span><text:span text:style-name="T2">&gt;</text:span><text:span text:style-name="T3">&amp;gt;</text:span><text:span text:style-name="T2">&lt;</text:span><text:span text:style-name="T3">br</text:span><text:span text:style-name="T2">/&gt;</text:span></text:p>
      <text:p text:style-name="P13"/>
      <text:p text:style-name="P2"><text:span text:style-name="T2">&lt;</text:span><text:span text:style-name="T3">pre</text:span><text:span text:style-name="T2">&gt;</text:span></text:p>
      <text:p text:style-name="P2"><text:span text:style-name="T2">&lt;</text:span><text:span text:style-name="T3">i</text:span><text:span text:style-name="T2">&gt;&lt;</text:span><text:span text:style-name="T3">u</text:span><text:span text:style-name="T2">&gt;&lt;</text:span><text:span text:style-name="T3">b</text:span><text:span text:style-name="T2">&gt;</text:span> I am imran Hasan</text:p>
      <text:p text:style-name="P2">From sirajgong</text:p>
      <text:p text:style-name="P2">What about you mi</text:p>
      <text:p text:style-name="P2"><text:span text:style-name="T2">&lt;/</text:span><text:span text:style-name="T3">b</text:span><text:span text:style-name="T2">&gt;&lt;/</text:span><text:span text:style-name="T3">u</text:span><text:span text:style-name="T2">&gt;&lt;/</text:span><text:span text:style-name="T3">i</text:span><text:span text:style-name="T2">&gt;</text:span></text:p>
      <text:p text:style-name="P2"><text:span text:style-name="T2">&lt;/</text:span><text:span text:style-name="T3">pre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 </text:p>
      <text:p text:style-name="P2"/>
      <text:p text:style-name="P9"/>
      <text:p text:style-name="P9"/>
      <text:p text:style-name="P7"><text:soft-page-break/></text:p>
      <text:p text:style-name="P6"/>
      <text:p text:style-name="P10">7 emoji</text:p>
      <text:p text:style-name="P10"/>
      <text:p text:style-name="P10"><text:span text:style-name="T2">&lt;</text:span><text:span text:style-name="T3">html</text:span><text:span text:style-name="T2">&gt;</text:span></text:p>
      <text:p text:style-name="P2"><text:span text:style-name="T2">&lt;</text:span><text:span text:style-name="T3">head</text:span><text:span text:style-name="T2">&gt;</text:span></text:p>
      <text:p text:style-name="P2"><text:span text:style-name="T2">&lt;</text:span><text:span text:style-name="T3">meta</text:span> <text:span text:style-name="T4">charset</text:span>=<text:span text:style-name="T6">"UTF-8"</text:span><text:span text:style-name="T2">&gt;</text:span></text:p>
      <text:p text:style-name="P2"><text:span text:style-name="T2">&lt;</text:span><text:span text:style-name="T3">title</text:span><text:span text:style-name="T2">&gt;</text:span>Symble Emoji<text:span text:style-name="T2">&lt;/</text:span><text:span text:style-name="T3">title</text:span><text:span text:style-name="T2">&gt;</text:span></text:p>
      <text:p text:style-name="P2"><text:span text:style-name="T2">&lt;/</text:span><text:span text:style-name="T3">head</text:span><text:span text:style-name="T2">&gt;</text:span></text:p>
      <text:p text:style-name="P2"><text:span text:style-name="T2">&lt;</text:span><text:span text:style-name="T3">body</text:span><text:span text:style-name="T2">&gt;</text:span></text:p>
      <text:p text:style-name="P2">SUmona <text:span text:style-name="T3">&amp;nbsp;</text:span>Plz<text:span text:style-name="T3">&amp;nbsp;</text:span> accpt<text:span text:style-name="T2">&lt;</text:span><text:span text:style-name="T3">br</text:span><text:span text:style-name="T2">/&gt;</text:span></text:p>
      <text:p text:style-name="P13"/>
      <text:p text:style-name="P2"><text:span text:style-name="T3">&amp;copy;</text:span>Love is power</text:p>
      <text:p text:style-name="P2"><text:span text:style-name="T2">&lt;</text:span><text:span text:style-name="T3">u</text:span><text:span text:style-name="T2">&gt;&lt;</text:span><text:span text:style-name="T3">i</text:span><text:span text:style-name="T2">&gt;</text:span>I Love You<text:span text:style-name="T2">&lt;/</text:span><text:span text:style-name="T3">i</text:span><text:span text:style-name="T2">&gt;&lt;/</text:span><text:span text:style-name="T3">u</text:span><text:span text:style-name="T2">&gt;&lt;</text:span><text:span text:style-name="T3">br</text:span><text:span text:style-name="T2">/&gt;</text:span></text:p>
      <text:p text:style-name="P2"><text:span text:style-name="T2">&lt;</text:span><text:span text:style-name="T3">pre</text:span><text:span text:style-name="T2">&gt;</text:span></text:p>
      <text:p text:style-name="P2">Love is power</text:p>
      <text:p text:style-name="P2">No One can live</text:p>
      <text:p text:style-name="P2">With out Love</text:p>
      <text:p text:style-name="P2"><text:span text:style-name="T2">&lt;/</text:span><text:span text:style-name="T3">pre</text:span><text:span text:style-name="T2">&gt;</text:span> </text:p>
      <text:p text:style-name="P2"><text:span text:style-name="T2">&lt;</text:span><text:span text:style-name="T3">I</text:span><text:span text:style-name="T2">&gt;</text:span>Take the Flower and accpt me<text:span text:style-name="T2">&lt;/</text:span><text:span text:style-name="T3">I</text:span><text:span text:style-name="T2">&gt;</text:span></text:p>
      <text:p text:style-name="P13"/>
      <text:p text:style-name="P2"><text:span text:style-name="T2">&lt;</text:span><text:span text:style-name="T3">span</text:span> <text:span text:style-name="T4">style</text:span>=<text:span text:style-name="T6">'font-size:100px;'</text:span><text:span text:style-name="T2">&gt;</text:span><text:span text:style-name="T3">&amp;#128143;</text:span><text:span text:style-name="T2">&lt;/</text:span><text:span text:style-name="T3">span</text:span><text:span text:style-name="T2">&gt;</text:span></text:p>
      <text:p text:style-name="P2"><text:span text:style-name="T2">&lt;/</text:span><text:span text:style-name="T3">body</text:span><text:span text:style-name="T2">&gt;</text:span></text:p>
      <text:p text:style-name="P2"><text:span text:style-name="T2">&lt;/</text:span><text:span text:style-name="T3">html</text:span><text:span text:style-name="T2">&gt;</text:span></text:p>
      <text:p text:style-name="P2"/>
      <text:p text:style-name="P2"/>
      <text:p text:style-name="P11">8 pro</text:p>
      <text:p text:style-name="P11">&lt;html&gt;</text:p>
      <text:p text:style-name="P11"><text:s text:c="4"/>&lt;head&gt;</text:p>
      <text:p text:style-name="P11"><text:s text:c="8"/>&lt;title&gt;New Pro&lt;/title&gt;</text:p>
      <text:p text:style-name="P11"><text:s text:c="8"/>&lt;/head&gt;</text:p>
      <text:p text:style-name="P11"><text:s text:c="8"/>&lt;body&gt;</text:p>
      <text:p text:style-name="P11"><text:s text:c="12"/>&lt;h1 style="color:red;font-size:33x;font-family:cursive"&gt; Hello Wellcome to my website&lt;/h1&gt;&lt;br/&gt;</text:p>
      <text:p text:style-name="P11"><text:s text:c="12"/>&lt;h2 style="color:brown;font-family:monospace"&gt; How can I help you &amp;nbsp;</text:p>
      <text:p text:style-name="P11"><text:s text:c="16"/>Read <text:s/>&amp;nbsp; Write&lt;/h2&gt;&lt;br/&gt;</text:p>
      <text:p text:style-name="P11"><text:s text:c="16"/>&lt;h3 style="color:gold"&gt; &amp;copy;copyright&lt;/h3&gt;</text:p>
      <text:p text:style-name="P11"><text:s text:c="12"/></text:p>
      <text:p text:style-name="P11"><text:s text:c="16"/>&lt;b&gt;&lt;h3 style="color:darkmagenta"&gt;I am Imran Your Helper &amp;nbsp; command me&lt;/h3&gt;&lt;/b&gt;&lt;br/&gt;</text:p>
      <text:p text:style-name="P11"><text:s text:c="16"/>&amp;lt;&lt;i style="color:grey"&gt;This is The World changer technology&lt;/i&gt;&amp;gt&lt;br/&gt;</text:p>
      <text:p text:style-name="P11"><text:s text:c="16"/>&lt;pre style="color:blueviolet;font-size:50x;font-family:Georgia"&gt;</text:p>
      <text:p text:style-name="P11"><text:s text:c="20"/>People is not ok </text:p>
      <text:p text:style-name="P11"><text:s text:c="30"/>in the World</text:p>
      <text:p text:style-name="P11"><text:s text:c="20"/>becouse of more population </text:p>
      <text:p text:style-name="P11"><text:s text:c="20"/>&lt;/pre&gt;&lt;br/&gt;</text:p>
      <text:p text:style-name="P11"><text:s text:c="20"/>&lt;del style="color:magenta;font-family:cursive"&gt; Goodbye hope you come agine&lt;/del&gt;</text:p>
      <text:p text:style-name="P11"><text:s text:c="20"/>&lt;/body&gt;</text:p>
      <text:p text:style-name="P11"><text:s text:c="20"/>&lt;/html&gt; <text:s text:c="8"/></text:p>
      <text:p text:style-name="P2"/>
      <text:p text:style-name="P14"><text:soft-page-break/>9.New Website</text:p>
      <text:p text:style-name="P14"/>
      <text:p text:style-name="P14">&lt;html&gt;</text:p>
      <text:p text:style-name="P14"><text:s text:c="4"/>&lt;head&gt;</text:p>
      <text:p text:style-name="P14"><text:s text:c="8"/>&lt;title&gt;PRo&lt;/title&gt;</text:p>
      <text:p text:style-name="P14"><text:s text:c="4"/>&lt;/head&gt;</text:p>
      <text:p text:style-name="P14"><text:s text:c="4"/>&lt;body style="background-color:LightBlue"&gt;</text:p>
      <text:p text:style-name="P14"><text:s text:c="7"/>&lt;b&gt; &lt;h1 style="color:balck;font-size:44x;font-family:cursive"&gt;Imran Talukdar Group&lt;/h1&gt;&lt;/b&gt;&lt;br/&gt;</text:p>
      <text:p text:style-name="P14"/>
      <text:p text:style-name="P14"><text:s text:c="7"/>&lt;details&gt;</text:p>
      <text:p text:style-name="P14"><text:s text:c="8"/>&lt;summary&gt;About&lt;/summary&gt;</text:p>
      <text:p text:style-name="P14"><text:s text:c="8"/>&lt;p style="color:Black;font-family:cursive"&gt;Imran Talukdar Group is One of the leading group in the country.</text:p>
      <text:p text:style-name="P14"><text:s text:c="12"/>We produce many kind of product.Also we have a IT company .There many intelegent programmer work</text:p>
      <text:p text:style-name="P14"><text:s text:c="12"/>Thank you for visiting us&lt;/p&gt;&lt;br/&gt;</text:p>
      <text:p text:style-name="P14"><text:s text:c="12"/>&lt;/details&gt;</text:p>
      <text:p text:style-name="P14"><text:s text:c="12"/>&lt;details&gt;</text:p>
      <text:p text:style-name="P14"><text:s text:c="16"/>&lt;summary&gt;Our Product&lt;/summary&gt;</text:p>
      <text:p text:style-name="P14"><text:s text:c="15"/>&lt;pre&gt; &lt;i&gt;&lt;p&gt;</text:p>
      <text:p text:style-name="P14"><text:s text:c="16"/></text:p>
      <text:p text:style-name="P14"><text:s text:c="27"/>1.Dringking Water</text:p>
      <text:p text:style-name="P14"><text:s text:c="27"/>2.Suger</text:p>
      <text:p text:style-name="P14"><text:s text:c="27"/>3.Softower development</text:p>
      <text:p text:style-name="P14"><text:s text:c="27"/>4.Bus sarvice</text:p>
      <text:p text:style-name="P14"><text:s text:c="27"/>&lt;/p&gt;&lt;/i&gt;&lt;/pre&gt;&lt;br/&gt;</text:p>
      <text:p text:style-name="P14"><text:s text:c="27"/>&lt;/details&gt;</text:p>
      <text:p text:style-name="P14"><text:s text:c="27"/>&lt;details&gt;</text:p>
      <text:p text:style-name="P14"><text:s text:c="28"/>&lt;summary&gt;Company Infromation&lt;/summary&gt;</text:p>
      <text:p text:style-name="P14"><text:s text:c="28"/>&lt;p&gt;</text:p>
      <text:p text:style-name="P14"><text:s text:c="32"/>&lt;details&gt;</text:p>
      <text:p text:style-name="P14"><text:s text:c="32"/>&lt;summary&gt;Charman &amp; CEO&lt;/summary&gt;</text:p>
      <text:p text:style-name="P14"><text:s text:c="32"/>&lt;p&gt;MD.Imran Hasan Talukdar&lt;/p&gt;&lt;/details&gt;</text:p>
      <text:p text:style-name="P14"><text:s text:c="32"/>&lt;details&gt;</text:p>
      <text:p text:style-name="P14"><text:s text:c="32"/>&lt;summary&gt;CTO&lt;/summary&gt;</text:p>
      <text:p text:style-name="P14"><text:s text:c="32"/>&lt;p&gt;MD.Shafiqul Talukdar&lt;/p&gt;</text:p>
      <text:p text:style-name="P14"><text:s text:c="32"/>&lt;/details&gt;</text:p>
      <text:p text:style-name="P14"><text:s text:c="28"/>&lt;/p&gt;</text:p>
      <text:p text:style-name="P14"><text:s text:c="28"/>&lt;/details&gt;</text:p>
      <text:p text:style-name="P14"><text:s text:c="28"/>&lt;details&gt;</text:p>
      <text:p text:style-name="P14"><text:s text:c="32"/>&lt;summary&gt;Location&lt;/summary&gt;</text:p>
      <text:p text:style-name="P14"><text:s text:c="32"/>&lt;p&gt; Kumargati,Boalia bazar,Ullapara,Sirajgong&lt;/p&gt;</text:p>
      <text:p text:style-name="P14"><text:s text:c="32"/>&lt;/details&gt;</text:p>
      <text:p text:style-name="P14"><text:s text:c="32"/>&lt;details&gt;</text:p>
      <text:p text:style-name="P14"><text:s text:c="36"/>&lt;summary&gt;History&lt;/summary&gt;</text:p>
      <text:p text:style-name="P14"><text:s text:c="36"/>&lt;b&gt;&lt;p&gt;In the year of 2030 MD.Imran Talukdar and His Father MD.Shafiqul Islam make e lillte company .They just make Drinking Water.At the year of 2035 Sir Imran decided to invest more and he make some other company . Now this company is a leading company in the country .Also We export Our Product in many country.&lt;/p&gt;</text:p>
      <text:p text:style-name="P14"><text:soft-page-break/><text:s text:c="36"/>&lt;/b&gt;&lt;/details&gt;</text:p>
      <text:p text:style-name="P14"><text:s text:c="36"/>&lt;details&gt;</text:p>
      <text:p text:style-name="P14"><text:s text:c="40"/>&lt;summary&gt;Phone US&lt;/summary&gt;</text:p>
      <text:p text:style-name="P14"><text:s text:c="40"/>&lt;p&gt;01870631933&lt;/p&gt;&lt;br/&gt;</text:p>
      <text:p text:style-name="P14"/>
      <text:p text:style-name="P14"><text:s text:c="40"/>&lt;p&gt;01710795011&lt;/p&gt;&lt;br/&gt;</text:p>
      <text:p text:style-name="P14"><text:s text:c="40"/>&lt;/details&gt;</text:p>
      <text:p text:style-name="P14"><text:s text:c="34"/>&lt;h2 style="color:blue; font-family:Tahoma"&gt;Thank you For Visiting us&lt;/h2&gt;</text:p>
      <text:p text:style-name="P14"/>
      <text:p text:style-name="P14"><text:s text:c="27"/>&lt;/body&gt;</text:p>
      <text:p text:style-name="P14"><text:s text:c="27"/>&lt;/html&gt;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22:55:52.689571337</meta:creation-date>
    <dc:date>2024-05-19T00:59:25.612904650</dc:date>
    <meta:editing-duration>PT1H15M1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78" meta:word-count="434" meta:character-count="5389" meta:non-whitespace-character-count="3603"/>
  </office:meta>
</office:document-meta>
</file>